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D000002B339679FEEAD667F8F.png" manifest:media-type="image/png"/>
  <manifest:file-entry manifest:full-path="Pictures/10000201000004B5000002C10337C953CC4E7885.png" manifest:media-type="image/png"/>
  <manifest:file-entry manifest:full-path="Pictures/100002010000049C0000028DFA19BD3AB913B467.png" manifest:media-type="image/png"/>
  <manifest:file-entry manifest:full-path="Pictures/100002010000029500000166540F26ADA09C12F2.png" manifest:media-type="image/png"/>
  <manifest:file-entry manifest:full-path="Pictures/1000020100000400000002E4A0BCF7D2201ED491.png" manifest:media-type="image/png"/>
  <manifest:file-entry manifest:full-path="Pictures/1000020100000195000000F2311A6306E9CB3E15.png" manifest:media-type="image/png"/>
  <manifest:file-entry manifest:full-path="Pictures/10000201000003C9000002028723D02CCAFE30DD.png" manifest:media-type="image/png"/>
  <manifest:file-entry manifest:full-path="Pictures/10000201000002A80000020B7AFA3603E4C0C216.png" manifest:media-type="image/png"/>
  <manifest:file-entry manifest:full-path="Pictures/10000201000002E2000001F544A94B24F2D04116.png" manifest:media-type="image/png"/>
  <manifest:file-entry manifest:full-path="Pictures/100002010000017C000001C2D19ADC03AA819BC8.png" manifest:media-type="image/png"/>
  <manifest:file-entry manifest:full-path="Pictures/1000020100000305000001839B40C6641A558CF2.png" manifest:media-type="image/png"/>
  <manifest:file-entry manifest:full-path="Pictures/10000201000002FC0000011997109D307D85D632.png" manifest:media-type="image/png"/>
  <manifest:file-entry manifest:full-path="Pictures/10000201000002C9000002ACB95BC4839353006A.png" manifest:media-type="image/png"/>
  <manifest:file-entry manifest:full-path="Pictures/10000201000002EE000000C7A5791EAB754D88B9.png" manifest:media-type="image/png"/>
  <manifest:file-entry manifest:full-path="Pictures/10000201000002980000026E636AEE41980878D2.png" manifest:media-type="image/png"/>
  <manifest:file-entry manifest:full-path="Pictures/10000201000001C0000000A5BDB275C6AC47D0EF.png" manifest:media-type="image/png"/>
  <manifest:file-entry manifest:full-path="Pictures/10000201000003FD000002E28E44FB2A47B765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5308d" loext:opacity="100%" style:font-name="DejaVu Sans"/>
    </style:style>
    <style:style style:name="P2" style:family="paragraph" style:parent-style-name="Standard">
      <style:text-properties fo:color="#55308d" loext:opacity="100%" style:font-name="DejaVu Sans" officeooo:rsid="000a6259" officeooo:paragraph-rsid="000a6259"/>
    </style:style>
    <style:style style:name="P3" style:family="paragraph" style:parent-style-name="Standard">
      <style:text-properties fo:color="#55308d" loext:opacity="100%" style:font-name="DejaVu Sans" officeooo:rsid="000fd724" officeooo:paragraph-rsid="000fd724"/>
    </style:style>
    <style:style style:name="P4" style:family="paragraph" style:parent-style-name="Standard">
      <style:text-properties fo:color="#55308d" loext:opacity="100%" style:font-name="DejaVu Sans" officeooo:rsid="0011cb77" officeooo:paragraph-rsid="0011cb77"/>
    </style:style>
    <style:style style:name="P5" style:family="paragraph" style:parent-style-name="Standard">
      <style:text-properties fo:color="#55308d" loext:opacity="100%" style:font-name="DejaVu Sans" officeooo:rsid="0012d73e" officeooo:paragraph-rsid="0012d73e"/>
    </style:style>
    <style:style style:name="P6" style:family="paragraph" style:parent-style-name="Standard">
      <style:text-properties style:use-window-font-color="true" loext:opacity="0%" style:font-name="DejaVu Sans" fo:font-weight="bold" officeooo:rsid="000fd724" officeooo:paragraph-rsid="000fd724" style:font-weight-asian="bold" style:font-weight-complex="bold"/>
    </style:style>
    <style:style style:name="P7" style:family="paragraph" style:parent-style-name="Standard">
      <style:text-properties style:use-window-font-color="true" loext:opacity="0%" style:font-name="DejaVu Sans" fo:font-weight="bold" officeooo:rsid="0011cb77" officeooo:paragraph-rsid="0011cb77" style:font-weight-asian="bold" style:font-weight-complex="bold"/>
    </style:style>
    <style:style style:name="P8" style:family="paragraph" style:parent-style-name="Standard">
      <style:text-properties style:use-window-font-color="true" loext:opacity="0%" style:font-name="DejaVu Sans" fo:font-weight="bold" officeooo:rsid="0011cb77" officeooo:paragraph-rsid="0012d73e" style:font-weight-asian="bold" style:font-weight-complex="bold"/>
    </style:style>
    <style:style style:name="P9" style:family="paragraph" style:parent-style-name="Standard">
      <style:text-properties style:use-window-font-color="true" loext:opacity="0%" style:font-name="DejaVu Sans" fo:font-weight="bold" officeooo:rsid="0011cb77" officeooo:paragraph-rsid="0013fae7" style:font-weight-asian="bold" style:font-weight-complex="bold"/>
    </style:style>
    <style:style style:name="P10" style:family="paragraph" style:parent-style-name="Standard">
      <style:text-properties style:font-name="DejaVu Sans"/>
    </style:style>
    <style:style style:name="P11" style:family="paragraph" style:parent-style-name="Standard">
      <style:text-properties style:font-name="DejaVu Sans" officeooo:rsid="000a6259" officeooo:paragraph-rsid="000a6259"/>
    </style:style>
    <style:style style:name="P12" style:family="paragraph" style:parent-style-name="Standard">
      <style:text-properties style:font-name="DejaVu Sans" fo:font-weight="bold" style:font-weight-asian="bold" style:font-weight-complex="bold"/>
    </style:style>
    <style:style style:name="P13" style:family="paragraph" style:parent-style-name="Standard">
      <style:text-properties style:font-name="DejaVu Sans" fo:font-weight="bold" officeooo:rsid="000a6259" officeooo:paragraph-rsid="000a6259" style:font-weight-asian="bold" style:font-weight-complex="bold"/>
    </style:style>
    <style:style style:name="P14" style:family="paragraph" style:parent-style-name="Standard">
      <style:text-properties style:font-name="DejaVu Sans" fo:font-weight="bold" officeooo:rsid="000bdb92" officeooo:paragraph-rsid="000bdb92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00c7c2e" officeooo:paragraph-rsid="000c7c2e" style:font-weight-asian="bold" style:font-weight-complex="bold"/>
    </style:style>
    <style:style style:name="P16" style:family="paragraph" style:parent-style-name="Standard">
      <style:text-properties officeooo:rsid="001824bd" officeooo:paragraph-rsid="001824bd"/>
    </style:style>
    <style:style style:name="P17" style:family="paragraph" style:parent-style-name="Standard">
      <style:text-properties officeooo:rsid="001a3a07" officeooo:paragraph-rsid="001a3a07"/>
    </style:style>
    <style:style style:name="P18" style:family="paragraph" style:parent-style-name="Standard">
      <style:text-properties officeooo:rsid="001b68b7" officeooo:paragraph-rsid="001b68b7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officeooo:rsid="001c2026" officeooo:paragraph-rsid="001c2026"/>
    </style:style>
    <style:style style:name="P21" style:family="paragraph" style:parent-style-name="Standard">
      <style:text-properties officeooo:rsid="001e0373" officeooo:paragraph-rsid="001e0373"/>
    </style:style>
    <style:style style:name="P22" style:family="paragraph" style:parent-style-name="Standard">
      <style:text-properties officeooo:rsid="001ea722" officeooo:paragraph-rsid="001ea722"/>
    </style:style>
    <style:style style:name="P23" style:family="paragraph" style:parent-style-name="Standard">
      <style:text-properties officeooo:rsid="001fc408" officeooo:paragraph-rsid="001fc408"/>
    </style:style>
    <style:style style:name="P24" style:family="paragraph" style:parent-style-name="Standard">
      <style:text-properties officeooo:rsid="00218d84" officeooo:paragraph-rsid="00218d84"/>
    </style:style>
    <style:style style:name="P25" style:family="paragraph" style:parent-style-name="Standard">
      <style:text-properties officeooo:paragraph-rsid="001e0373"/>
    </style:style>
    <style:style style:name="P26" style:family="paragraph" style:parent-style-name="Standard">
      <style:text-properties officeooo:rsid="0023348d" officeooo:paragraph-rsid="0023348d"/>
    </style:style>
    <style:style style:name="P27" style:family="paragraph" style:parent-style-name="Standard">
      <style:paragraph-properties fo:break-before="page"/>
      <style:text-properties officeooo:rsid="001824bd" officeooo:paragraph-rsid="001824bd"/>
    </style:style>
    <style:style style:name="P28" style:family="paragraph" style:parent-style-name="Standard">
      <style:paragraph-properties fo:break-before="page"/>
      <style:text-properties fo:font-weight="bold" officeooo:rsid="001b68b7" officeooo:paragraph-rsid="001b68b7" style:font-weight-asian="bold" style:font-weight-complex="bold"/>
    </style:style>
    <style:style style:name="P29" style:family="paragraph" style:parent-style-name="Standard">
      <style:paragraph-properties fo:break-before="page"/>
      <style:text-properties officeooo:rsid="001c2026" officeooo:paragraph-rsid="001c2026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style:font-name="DejaVu Sans"/>
    </style:style>
    <style:style style:name="P32" style:family="paragraph" style:parent-style-name="Heading_20_2">
      <style:text-properties style:font-name="DejaVu Sans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3">
      <style:paragraph-properties fo:break-before="page"/>
    </style:style>
    <style:style style:name="P35" style:family="paragraph" style:parent-style-name="Standard" style:list-style-name="L1"/>
    <style:style style:name="P36" style:family="paragraph" style:parent-style-name="Standard">
      <style:text-properties officeooo:rsid="0023348d" officeooo:paragraph-rsid="0023348d"/>
    </style:style>
    <style:style style:name="P37" style:family="paragraph" style:parent-style-name="Standard">
      <style:text-properties officeooo:rsid="0025218c" officeooo:paragraph-rsid="0025218c"/>
    </style:style>
    <style:style style:name="P38" style:family="paragraph" style:parent-style-name="Standard">
      <style:text-properties officeooo:rsid="00269c4c" officeooo:paragraph-rsid="00269c4c"/>
    </style:style>
    <style:style style:name="P39" style:family="paragraph" style:parent-style-name="Standard">
      <style:text-properties officeooo:rsid="002705ea" officeooo:paragraph-rsid="002705ea"/>
    </style:style>
    <style:style style:name="P40" style:family="paragraph" style:parent-style-name="Standard">
      <style:text-properties officeooo:rsid="00294b28" officeooo:paragraph-rsid="00294b28"/>
    </style:style>
    <style:style style:name="P41" style:family="paragraph" style:parent-style-name="Standard">
      <style:text-properties fo:color="#55308d" loext:opacity="100%" officeooo:rsid="00294b28" officeooo:paragraph-rsid="00294b28"/>
    </style:style>
    <style:style style:name="P42" style:family="paragraph" style:parent-style-name="Standard">
      <style:text-properties fo:color="#55308d" loext:opacity="100%" style:font-name="DejaVu Sans" officeooo:rsid="0011cb77" officeooo:paragraph-rsid="00311b65"/>
    </style:style>
    <style:style style:name="P43" style:family="paragraph" style:parent-style-name="Standard">
      <style:text-properties officeooo:rsid="002a3d65" officeooo:paragraph-rsid="002a3d65"/>
    </style:style>
    <style:style style:name="P44" style:family="paragraph" style:parent-style-name="Standard">
      <style:text-properties officeooo:paragraph-rsid="002ca63d"/>
    </style:style>
    <style:style style:name="P45" style:family="paragraph" style:parent-style-name="Standard">
      <style:text-properties officeooo:rsid="00300dae" officeooo:paragraph-rsid="00300dae"/>
    </style:style>
    <style:style style:name="P46" style:family="paragraph" style:parent-style-name="Standard">
      <style:text-properties fo:font-weight="bold" officeooo:rsid="00300dae" officeooo:paragraph-rsid="00300dae" style:font-weight-asian="bold" style:font-weight-complex="bold"/>
    </style:style>
    <style:style style:name="P47" style:family="paragraph" style:parent-style-name="Standard">
      <style:text-properties fo:font-weight="bold" officeooo:rsid="00324cf2" officeooo:paragraph-rsid="00324cf2" style:font-weight-asian="bold" style:font-weight-complex="bold"/>
    </style:style>
    <style:style style:name="P48" style:family="paragraph" style:parent-style-name="Standard">
      <style:text-properties fo:font-weight="bold" officeooo:rsid="00342f34" officeooo:paragraph-rsid="00342f34" style:font-weight-asian="bold" style:font-weight-complex="bold"/>
    </style:style>
    <style:style style:name="P49" style:family="paragraph" style:parent-style-name="Standard">
      <style:text-properties officeooo:rsid="00311b65" officeooo:paragraph-rsid="00311b65"/>
    </style:style>
    <style:style style:name="P50" style:family="paragraph" style:parent-style-name="Standard">
      <style:text-properties officeooo:rsid="00324cf2" officeooo:paragraph-rsid="00324cf2"/>
    </style:style>
    <style:style style:name="P51" style:family="paragraph" style:parent-style-name="Standard">
      <style:paragraph-properties fo:break-before="page"/>
      <style:text-properties officeooo:rsid="00269c4c" officeooo:paragraph-rsid="00269c4c"/>
    </style:style>
    <style:style style:name="P52" style:family="paragraph" style:parent-style-name="Standard">
      <style:paragraph-properties fo:break-before="page"/>
      <style:text-properties fo:font-weight="bold" officeooo:rsid="002705ea" officeooo:paragraph-rsid="002705ea" style:font-weight-asian="bold" style:font-weight-complex="bold"/>
    </style:style>
    <style:style style:name="P53" style:family="paragraph" style:parent-style-name="Standard">
      <style:paragraph-properties fo:break-before="page"/>
      <style:text-properties fo:font-weight="bold" officeooo:rsid="00294b28" officeooo:paragraph-rsid="00294b28" style:font-weight-asian="bold" style:font-weight-complex="bold"/>
    </style:style>
    <style:style style:name="P54" style:family="paragraph" style:parent-style-name="Standard">
      <style:paragraph-properties fo:break-before="page"/>
      <style:text-properties fo:font-weight="bold" officeooo:rsid="002a3d65" officeooo:paragraph-rsid="002a3d65" style:font-weight-asian="bold" style:font-weight-complex="bold"/>
    </style:style>
    <style:style style:name="P55" style:family="paragraph" style:parent-style-name="Standard">
      <style:paragraph-properties fo:break-before="page"/>
      <style:text-properties fo:font-weight="bold" officeooo:rsid="00324cf2" officeooo:paragraph-rsid="00324cf2" style:font-weight-asian="bold" style:font-weight-complex="bold"/>
    </style:style>
    <style:style style:name="P56" style:family="paragraph" style:parent-style-name="Standard">
      <style:paragraph-properties fo:break-before="page"/>
      <style:text-properties fo:font-weight="bold" officeooo:rsid="00342f34" officeooo:paragraph-rsid="00342f34" style:font-weight-asian="bold" style:font-weight-complex="bold"/>
    </style:style>
    <style:style style:name="P57" style:family="paragraph" style:parent-style-name="Standard">
      <style:paragraph-properties fo:break-before="page"/>
      <style:text-properties officeooo:rsid="00294b28" officeooo:paragraph-rsid="00294b28"/>
    </style:style>
    <style:style style:name="P58" style:family="paragraph" style:parent-style-name="Standard">
      <style:paragraph-properties fo:break-before="page"/>
      <style:text-properties officeooo:rsid="00300dae" officeooo:paragraph-rsid="00300dae"/>
    </style:style>
    <style:style style:name="T1" style:family="text">
      <style:text-properties fo:color="#55308d" loext:opacity="100%" style:font-name="DejaVu Sans"/>
    </style:style>
    <style:style style:name="T2" style:family="text">
      <style:text-properties style:font-name="DejaVu Sans"/>
    </style:style>
    <style:style style:name="T3" style:family="text">
      <style:text-properties style:font-name="DejaVu Sans" fo:font-weight="bold" style:font-weight-asian="bold" style:font-weight-complex="bold"/>
    </style:style>
    <style:style style:name="T4" style:family="text">
      <style:text-properties officeooo:rsid="001bb433"/>
    </style:style>
    <style:style style:name="T5" style:family="text">
      <style:text-properties officeooo:rsid="001ea722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officeooo:rsid="002705ea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7" style:family="text">
      <style:text-properties fo:color="#b389c5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11b65"/>
    </style:style>
    <style:style style:name="T20" style:family="text">
      <style:text-properties officeooo:rsid="00315e52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h text:style-name="P31" text:outline-level="1">Kafka</text:h>
      <text:h text:style-name="P32" text:outline-level="2">docker compose configuration</text:h>
      <text:p text:style-name="Standard"><text:a xlink:type="simple" xlink:href="https://github.com/conduktor/kafka-stack-docker-compose" text:style-name="Internet_20_link" text:visited-style-name="Visited_20_Internet_20_Link"><text:span text:style-name="T2">https://github.com/conduktor/kafka-stack-docker-compose</text:span></text:a></text:p>
      <text:p text:style-name="P10"/>
      <text:p text:style-name="P15">Other cookbooks</text:p>
      <text:p text:style-name="Standard"><text:a xlink:type="simple" xlink:href="https://github.com/robcowart/docker_compose_cookbook" text:style-name="Internet_20_link" text:visited-style-name="Visited_20_Internet_20_Link"><text:span text:style-name="T2">https://github.com/robcowart/docker_compose_cookbook</text:span></text:a></text:p>
      <text:p text:style-name="P10"/>
      <text:p text:style-name="P10"/>
      <text:p text:style-name="Standard"><text:span text:style-name="T2">Note: the UI may be outdated or not maintained. See above for Full Stack No UI in combination with </text:span><text:a xlink:type="simple" xlink:href="https://conduktor.io/" text:style-name="Internet_20_link" text:visited-style-name="Visited_20_Internet_20_Link"><text:span text:style-name="T2">Conduktor</text:span></text:a></text:p>
      <text:list xml:id="list3003685164" text:style-name="L1">
        <text:list-item>
          <text:p text:style-name="P35"><text:span text:style-name="T2">Single Zookeeper: </text:span><text:span text:style-name="Source_20_Text"><text:span text:style-name="T2">$DOCKER_HOST_IP:2181</text:span></text:span></text:p>
        </text:list-item>
        <text:list-item>
          <text:p text:style-name="P35"><text:span text:style-name="T2">Single Kafka: </text:span><text:span text:style-name="Source_20_Text"><text:span text:style-name="T2">$DOCKER_HOST_IP:9092</text:span></text:span></text:p>
        </text:list-item>
        <text:list-item>
          <text:p text:style-name="P35"><text:span text:style-name="T2">Kafka Schema Registry: </text:span><text:span text:style-name="Source_20_Text"><text:span text:style-name="T2">$DOCKER_HOST_IP:8081</text:span></text:span></text:p>
        </text:list-item>
        <text:list-item>
          <text:p text:style-name="P35"><text:span text:style-name="T2">Kafka Schema Registry UI: </text:span><text:span text:style-name="Source_20_Text"><text:span text:style-name="T2">$DOCKER_HOST_IP:8001</text:span></text:span></text:p>
        </text:list-item>
        <text:list-item>
          <text:p text:style-name="P35"><text:span text:style-name="T2">Kafka Rest Proxy: </text:span><text:span text:style-name="Source_20_Text"><text:span text:style-name="T2">$DOCKER_HOST_IP:8082</text:span></text:span></text:p>
        </text:list-item>
        <text:list-item>
          <text:p text:style-name="P35"><text:span text:style-name="T2">Kafka Topics UI: </text:span><text:span text:style-name="Source_20_Text"><text:span text:style-name="T2">$DOCKER_HOST_IP:8000</text:span></text:span></text:p>
        </text:list-item>
        <text:list-item>
          <text:p text:style-name="P35"><text:span text:style-name="T2">Kafka Connect: </text:span><text:span text:style-name="Source_20_Text"><text:span text:style-name="T2">$DOCKER_HOST_IP:8083</text:span></text:span></text:p>
        </text:list-item>
        <text:list-item>
          <text:p text:style-name="P35"><text:span text:style-name="T2">Kafka Connect UI: </text:span><text:span text:style-name="Source_20_Text"><text:span text:style-name="T2">$DOCKER_HOST_IP:8003</text:span></text:span></text:p>
        </text:list-item>
        <text:list-item>
          <text:p text:style-name="P35"><text:span text:style-name="T2">KSQL Server: </text:span><text:span text:style-name="Source_20_Text"><text:span text:style-name="T2">$DOCKER_HOST_IP:8088</text:span></text:span></text:p>
        </text:list-item>
        <text:list-item>
          <text:p text:style-name="P35"><text:span text:style-name="T2">Zoonavigator Web: </text:span><text:span text:style-name="Source_20_Text"><text:span text:style-name="T2">$DOCKER_HOST_IP:8004</text:span></text:span></text:p>
        </text:list-item>
        <text:list-item>
          <text:p text:style-name="P35"><text:span text:style-name="T2">(experimental) JMX port at </text:span><text:span text:style-name="Source_20_Text"><text:span text:style-name="T2">$DOCKER_HOST_IP:9999</text:span></text:span></text:p>
        </text:list-item>
      </text:list>
      <text:p text:style-name="P10"/>
      <text:p text:style-name="P10">Run with:</text:p>
      <text:p text:style-name="Standard"><text:span text:style-name="Source_20_Text"><text:span text:style-name="T1">docker-compose -f full-stack.yml up</text:span></text:span></text:p>
      <text:p text:style-name="Standard"><text:span text:style-name="Source_20_Text"><text:span text:style-name="T1">docker-compose -f full-stack.yml down</text:span></text:span></text:p>
      <text:p text:style-name="P10"/>
      <text:p text:style-name="P10"/>
      <text:p text:style-name="Standard"><text:span text:style-name="Source_20_Text"><text:span text:style-name="T3"># Create topic</text:span></text:span></text:p>
      <text:p text:style-name="Standard"><text:span text:style-name="Source_20_Text"><text:span text:style-name="T1">docker exec -it kafka_kafka_1 kafka-topics.sh --create --bootstrap-server kafka:9092 --topic my-topic</text:span></text:span></text:p>
      <text:p text:style-name="Standard"><text:span text:style-name="Source_20_Text"><text:span text:style-name="T3"># Create events</text:span></text:span></text:p>
      <text:p text:style-name="Standard"><text:span text:style-name="Source_20_Text"><text:span text:style-name="T1">docker exec -it kafka_kafka_1 kafka-console-producer.sh --bootstrap-server kafka:9092 --topic my-topic</text:span></text:span></text:p>
      <text:p text:style-name="Standard"><text:span text:style-name="Source_20_Text"><text:span text:style-name="T3"># Read events</text:span></text:span></text:p>
      <text:p text:style-name="Standard"><text:span text:style-name="Source_20_Text"><text:span text:style-name="T1">docker exec -it kafka_kafka_1 kafka-console-consumer.sh --bootstrap-server kafka:9092 --topic my-topic --from-beginning</text:span></text:span></text:p>
      <text:p text:style-name="P10"/>
      <text:p text:style-name="P10"/>
      <text:p text:style-name="P10"/>
      <text:p text:style-name="P13">Install docker-compose</text:p>
      <text:p text:style-name="P2">sudo curl -L "https://github.com/docker/compose/releases/download/1.29.0/docker-compose-$(uname -s)-$(uname -m)" -o /usr/local/bin/docker-compose</text:p>
      <text:p text:style-name="P11"/>
      <text:p text:style-name="P2">sudo chmod +x /usr/local/bin/docker-compose</text:p>
      <text:p text:style-name="P11"/>
      <text:p text:style-name="P14">Common commands:</text:p>
      <text:p text:style-name="P1">docker-compose ps</text:p>
      <text:p text:style-name="P1"><text:soft-page-break/>docker-compose pause</text:p>
      <text:p text:style-name="P1">docker-compose unpause</text:p>
      <text:p text:style-name="P1">docker-compose stop</text:p>
      <text:p text:style-name="P1">docker-compose start</text:p>
      <text:p text:style-name="P1">docker-compose logs</text:p>
      <text:p text:style-name="P1"/>
      <text:p text:style-name="P1"/>
      <text:p text:style-name="P6">Describe the topics</text:p>
      <text:p text:style-name="P3">docker-compose exec broker kafka-topics --bootstrap-server localhost:9092 --describe</text:p>
      <text:p text:style-name="P3"/>
      <text:p text:style-name="P6">Describe a specific topic</text:p>
      <text:p text:style-name="P3">docker-compose exec broker kafka-topics --bootstrap-server localhost:9092 --describe --topic users</text:p>
      <text:p text:style-name="P3"/>
      <text:p text:style-name="P12">Describe all groups</text:p>
      <text:p text:style-name="P4">docker-compose exec broker kafka-consumer-groups --bootstrap-server localhost:9092 --describe --all-groups</text:p>
      <text:p text:style-name="P4"/>
      <text:p text:style-name="P7">Instantiate a Console Producer without a key</text:p>
      <text:p text:style-name="P4">docker-compose exec broker kafka-console-producer --bootstrap-server localhost:9092 --topic users</text:p>
      <text:p text:style-name="P4"/>
      <text:p text:style-name="P8">Instantiate a Console Producer with a key</text:p>
      <text:p text:style-name="P5">docker-compose exec broker kafka-console-producer --bootstrap-server localhost:9092 --topic users --property "key.separator=-" --property "parse.key=true"</text:p>
      <text:p text:style-name="P4"/>
      <text:p text:style-name="P7">Instantiate a Console Consumer without a key</text:p>
      <text:p text:style-name="P4">docker-compose exec broker kafka-console-consumer --bootstrap-server localhost:9092 --topic users --from-beginning</text:p>
      <text:p text:style-name="P4"/>
      <text:p text:style-name="P9">Instantiate a Console Producer with a key</text:p>
      <text:p text:style-name="P5">docker-compose exec broker kafka-console-consumer --bootstrap-server localhost:9092 --topic users --property "key.separator=-" --property="print.key=true"</text:p>
      <text:p text:style-name="P5"/>
      <text:p text:style-name="P5"/>
      <text:p text:style-name="P5"/>
      <text:p text:style-name="P5"/>
      <text:p text:style-name="P5"/>
      <text:p text:style-name="P5"/>
      <text:h text:style-name="P30" text:outline-level="1">Library App</text:h>
      <text:p text:style-name="Standard"><text:a xlink:type="simple" xlink:href="https://start.spring.io/" text:style-name="Internet_20_link" text:visited-style-name="Visited_20_Internet_20_Link"/></text:p>
      <text:p text:style-name="Standard"><draw:frame draw:style-name="fr2" draw:name="Image7" text:anchor-type="char" svg:width="17cm" svg:height="9.945cm" draw:z-index="6"><draw:image xlink:href="Pictures/10000201000004B5000002C10337C953CC4E7885.png" xlink:type="simple" xlink:show="embed" xlink:actuate="onLoad" draw:mime-type="image/png"/></draw:frame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h text:style-name="Heading_20_1" text:outline-level="1">Create the project using the spring initializer</text:h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>https://start.spring.io/</text:a></text:p>
      <text:p text:style-name="Standard"/>
      <text:p text:style-name="Standard"><draw:frame draw:style-name="fr3" draw:name="Image1" text:anchor-type="char" svg:width="11.689cm" svg:height="10.95cm" draw:z-index="1"><draw:image xlink:href="Pictures/10000201000002980000026E636AEE41980878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2.152cm" svg:y="0.042cm" svg:width="13.072cm" svg:height="7.078cm" draw:z-index="0"><draw:image xlink:href="Pictures/100002010000029500000166540F26ADA09C12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Click in the Generate button</text:p>
      <text:p text:style-name="P16"/>
      <text:p text:style-name="P27">Extracted the Zip file and import into the Intellij</text:p>
      <text:p text:style-name="P16"><draw:frame draw:style-name="fr1" draw:name="Image3" text:anchor-type="char" svg:x="-0.032cm" svg:y="0.374cm" svg:width="14.011cm" svg:height="10.123cm" draw:z-index="2"><draw:image xlink:href="Pictures/1000020100000400000002E4A0BCF7D2201ED491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33" text:outline-level="2">Create the LibraryEvent <text:span text:style-name="T4">and Book classes</text:span></text:h>
      <text:p text:style-name="P17"><draw:frame draw:style-name="fr1" draw:name="Image4" text:anchor-type="char" svg:x="-0.028cm" svg:y="0cm" svg:width="13.06cm" svg:height="6.927cm" draw:z-index="3"><draw:image xlink:href="Pictures/10000201000003C9000002028723D02CCAFE30D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5" text:anchor-type="char" svg:x="-0.092cm" svg:y="0.196cm" svg:width="9.846cm" svg:height="7.572cm" draw:z-index="4"><draw:image xlink:href="Pictures/10000201000002A80000020B7AFA3603E4C0C216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6" text:anchor-type="char" svg:x="-0.044cm" svg:y="0.436cm" svg:width="7.581cm" svg:height="8.978cm" draw:z-index="5"><draw:image xlink:href="Pictures/100002010000017C000001C2D19ADC03AA819BC8.png" xlink:type="simple" xlink:show="embed" xlink:actuate="onLoad" draw:mime-type="image/png"/></draw:frame></text:p>
      <text:p text:style-name="P18"/>
      <text:p text:style-name="P18"/>
      <text:p text:style-name="P18"/>
      <text:p text:style-name="P28">LibraryEvent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Book book;<text:line-break/>}<text:line-break/></text:p>
      <text:p text:style-name="Standard"/>
      <text:p text:style-name="P19">Book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Book {<text:line-break/><text:line-break/> <text:s text:c="3"/>private Integer bookId;<text:line-break/> <text:s text:c="3"/>private String bookName;<text:line-break/> <text:s text:c="3"/>private String bookAuthor;<text:line-break/><text:line-break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Create the Producer API</text:p>
      <text:p text:style-name="P20"><draw:frame draw:style-name="fr2" draw:name="Image8" text:anchor-type="char" svg:width="17cm" svg:height="9.407cm" draw:z-index="7"><draw:image xlink:href="Pictures/100002010000049C0000028DFA19BD3AB913B467.png" xlink:type="simple" xlink:show="embed" xlink:actuate="onLoad" draw:mime-type="image/png"/></draw:frame></text:p>
      <text:p text:style-name="Standard"/>
      <text:p text:style-name="Standard"/>
      <text:p text:style-name="Standard"/>
      <text:h text:style-name="Heading_20_2" text:outline-level="2">Create the LibraryEventsController</text:h>
      <text:p text:style-name="Standard"/>
      <text:p text:style-name="Standard">package com.learnkafka.controller;<text:line-break/><text:line-break/>import com.learnkafka.domain.LibraryEvent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@PostMapping("/v1/libraryevent")<text:line-break/> <text:s text:c="3"/>public ResponseEntity&lt;LibraryEvent&gt; postLibraryEvent(@RequestBody LibraryEvent libraryEvent) {<text:line-break/> <text:s text:c="7"/>//Invoke Kafka Producer<text:line-break/><text:line-break/> <text:s text:c="7"/>return ResponseEntity.status(HttpStatus.CREATED).body(libraryEvent);<text:line-break/> <text:s text:c="3"/>}<text:line-break/>}</text:p>
      <text:p text:style-name="Standard"/>
      <text:p text:style-name="Standard"/>
      <text:p text:style-name="P21"/>
      <text:h text:style-name="P33" text:outline-level="2"><text:span text:style-name="T5">Setup</text:span> Postman</text:h>
      <text:p text:style-name="P22">Create a new collection LibraryMicroservice App</text:p>
      <text:p text:style-name="P22">Create a new folder Fase 1</text:p>
      <text:p text:style-name="P22">Create a new folder inside of Fase 1 called Library Events</text:p>
      <text:p text:style-name="P22">Create a new environment file library-env</text:p>
      <text:p text:style-name="P23">Create a new Request librarryEventAPI</text:p>
      <text:p text:style-name="Standard">Change the service to POST</text:p>
      <text:p text:style-name="Standard">this is the url http://localhost:8080/v1/libraryevent</text:p>
      <text:p text:style-name="P25"/>
      <text:p text:style-name="Standard">Paste the json file in the body section</text:p>
      <text:p text:style-name="Standard"><draw:frame draw:style-name="fr1" draw:name="Image9" text:anchor-type="char" svg:x="-0.042cm" svg:y="0cm" svg:width="11.853cm" svg:height="4.366cm" draw:z-index="8"><draw:image xlink:href="Pictures/10000201000001C0000000A5BDB275C6AC47D0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{</text:p>
      <text:p text:style-name="Standard">"libraryEventId":null,</text:p>
      <text:p text:style-name="Standard">"book":{</text:p>
      <text:p text:style-name="Standard">"bookId":456,</text:p>
      <text:p text:style-name="Standard">"bookName":"Kafka Using Spring Boot",</text:p>
      <text:p text:style-name="Standard">"bookAuthor":"Dilip"</text:p>
      <text:p text:style-name="Standard">}</text:p>
      <text:p text:style-name="Standard">}</text:p>
      <text:p text:style-name="Standard"/>
      <text:p text:style-name="P24">Add in the headers</text:p>
      <text:p text:style-name="P24"><draw:frame draw:style-name="fr2" draw:name="Image10" text:anchor-type="char" svg:width="17cm" svg:height="6.251cm" draw:z-index="9"><draw:image xlink:href="Pictures/10000201000002FC0000011997109D307D85D632.png" xlink:type="simple" xlink:show="embed" xlink:actuate="onLoad" draw:mime-type="image/png"/></draw:frame></text:p>
      <text:p text:style-name="P24">Content-Type application/json</text:p>
      <text:p text:style-name="P21"/>
      <text:p text:style-name="P21"/>
      <text:p text:style-name="P21"/>
      <text:p text:style-name="P21"/>
      <text:p text:style-name="P21"/>
      <text:p text:style-name="P21"/>
      <text:p text:style-name="Standard"><text:soft-page-break/></text:p>
      <text:p text:style-name="P26">Click in the send button to see results and it should be 201</text:p>
      <text:p text:style-name="P26"><draw:frame draw:style-name="fr2" draw:name="Image11" text:anchor-type="char" svg:width="17cm" svg:height="11.539cm" draw:z-index="10"><draw:image xlink:href="Pictures/10000201000002E2000001F544A94B24F2D04116.png" xlink:type="simple" xlink:show="embed" xlink:actuate="onLoad" draw:mime-type="image/png"/></draw:frame></text:p>
      <text:p text:style-name="P26"/>
      <text:p text:style-name="P26">Click in the save button to record the endpoint in postman</text:p>
      <text:p text:style-name="P26"/>
      <text:p text:style-name="P26"/>
      <text:p text:style-name="P26"/>
      <text:p text:style-name="P26"/>
      <text:p text:style-name="P26"/>
      <text:p text:style-name="P26"/>
      <text:h text:style-name="P33" text:outline-level="2">Spring for Kafka Reference Producer</text:h>
      <text:p text:style-name="P26"><text:a xlink:type="simple" xlink:href="https://docs.spring.io/spring-kafka/reference/html/#reference" text:style-name="Internet_20_link" text:visited-style-name="Visited_20_Internet_20_Link">https://docs.spring.io/spring-kafka/reference/html/#reference</text:a></text:p>
      <text:p text:style-name="P26"/>
      <text:p text:style-name="P39">Concluence example</text:p>
      <text:p text:style-name="P26"><text:a xlink:type="simple" xlink:href="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" text:style-name="Internet_20_link" text:visited-style-name="Visited_20_Internet_20_Link">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</text:a></text:p>
      <text:p text:style-name="P26"/>
      <text:h text:style-name="Heading_20_3" text:outline-level="3">Install Spring Assistant</text:h>
      <text:p text:style-name="P37"><draw:frame draw:style-name="fr1" draw:name="Image12" text:anchor-type="char" svg:x="0cm" svg:y="0.099cm" svg:width="17cm" svg:height="12.287cm" draw:z-index="11"><draw:image xlink:href="Pictures/10000201000003FD000002E28E44FB2A47B76596.png" xlink:type="simple" xlink:show="embed" xlink:actuate="onLoad" draw:mime-type="image/png"/></draw:frame></text:p>
      <text:p text:style-name="P37"/>
      <text:p text:style-name="P37"/>
      <text:p text:style-name="P51">Create application.yml file <text:span text:style-name="T9">for kafka local setup </text:span>in the resource folder</text:p>
      <text:p text:style-name="P38"><draw:frame draw:style-name="fr1" draw:name="Image14" text:anchor-type="char" svg:x="0.062cm" svg:y="0.176cm" svg:width="10.716cm" svg:height="6.403cm" draw:z-index="13"><draw:image xlink:href="Pictures/1000020100000195000000F2311A6306E9CB3E15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4"><text:bookmark-start text:name="__DdeLink__1144_3072265784"/>spring:<text:line-break/> <text:s/>profiles:<text:line-break/> <text:s text:c="3"/>active: local<text:bookmark-end text:name="__DdeLink__1144_3072265784"/><text:line-break/>---<text:line-break/>spring:</text:p>
      <text:p text:style-name="P44"><text:s text:c="2"/><text:bookmark-start text:name="__DdeLink__1146_3072265784"/>profiles: local<text:bookmark-end text:name="__DdeLink__1146_3072265784"/><text:line-break/> <text:s/>kafka:</text:p>
      <text:p text:style-name="P44"><text:s text:c="4"/>template:<text:line-break/> <text:s text:c="6"/>default-topic: library-events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 <text:s text:c="3"/>admin:<text:line-break/> <text:s text:c="5"/>properties:<text:line-break/> <text:s text:c="7"/>bootstrap.servers: localhost:29092<text:line-break/>---<text:line-break/>spring:<text:line-break/> <text:s/>profiles: dev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---<text:line-break/>spring:<text:line-break/> <text:s/>profiles: prod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/text:p>
      <text:p text:style-name="Standard"/>
      <text:p text:style-name="Standard"/>
      <text:p text:style-name="Standard"/>
      <text:p text:style-name="P52">application.yml for confuence setup</text:p>
      <text:p text:style-name="Standard"/>
      <text:p text:style-name="Standard">spring:<text:line-break/> <text:s/>profiles:<text:line-break/> <text:s text:c="3"/>active: local<text:line-break/>---<text:line-break/>server:<text:line-break/> <text:s/>port: <text:span text:style-name="T20">8080</text:span><text:line-break/>spring:<text:line-break/> <text:s/>profiles: local<text:line-break/> <text:s/>kafka:<text:line-break/> <text:s text:c="3"/>template:<text:line-break/> <text:s text:c="5"/>default-topic: library-events<text:line-break/> <text:s text:c="3"/>consumer:<text:line-break/> <text:s text:c="5"/>bootstrap-servers: localhost:9092<text:line-break/> <text:s text:c="5"/>group-id: group_id<text:line-break/> <text:s text:c="5"/>auto-offset-reset: earliest<text:line-break/> <text:s text:c="5"/>key-deserializer: org.apache.kafka.common.serialization.StringDeserializer<text:line-break/> <text:s text:c="5"/>value-deserializer: org.apache.kafka.common.serialization.StringDeserializer<text:line-break/> <text:s text:c="3"/>producer:<text:line-break/> <text:s text:c="5"/>bootstrap-servers: localhost:9092<text:line-break/> <text:s text:c="5"/>key-serializer: org.apache.kafka.common.serialization.StringSerializer<text:line-break/> <text:s text:c="5"/>value-serializer: org.apache.kafka.common.serialization.StringSerializer</text:p>
      <text:p text:style-name="Standard"/>
      <text:p text:style-name="Standard"/>
      <text:p text:style-name="Standard"/>
      <text:p text:style-name="Standard"/>
      <text:p text:style-name="P38"/>
      <text:h text:style-name="P34" text:outline-level="3">Create a new class config.AutoCreateConfig</text:h>
      <text:p text:style-name="P43">This file will create the topoic library-events</text:p>
      <text:p text:style-name="P43"/>
      <text:p text:style-name="P38"><draw:frame draw:style-name="fr1" draw:name="Image13" text:anchor-type="char" svg:x="0cm" svg:y="0cm" svg:width="17cm" svg:height="8.511cm" draw:z-index="12"><draw:image xlink:href="Pictures/1000020100000305000001839B40C6641A558CF2.png" xlink:type="simple" xlink:show="embed" xlink:actuate="onLoad" draw:mime-type="image/png"/></draw:frame></text:p>
      <text:p text:style-name="Standard"/>
      <text:p text:style-name="Standard">package com.learnkafka.config;<text:line-break/><text:line-break/>import org.apache.kafka.clients.admin.NewTopic;<text:line-break/>import org.springframework.context.annotation.Bean;<text:line-break/>import org.springframework.context.annotation.Configuration;<text:line-break/>import org.springframework.kafka.config.TopicBuilder;<text:line-break/><text:line-break/>@Configuration<text:line-break/>public class AutoCreateConfig {<text:line-break/><text:line-break/> <text:s text:c="3"/>@Bean<text:line-break/> <text:s text:c="3"/>public NewTopic LibraryEvents() {<text:line-break/> <text:s text:c="7"/>return TopicBuilder.name("<text:bookmark-start text:name="__DdeLink__1290_3072265784"/>library-events<text:bookmark-end text:name="__DdeLink__1290_3072265784"/>")<text:line-break/> <text:s text:c="15"/>.partitions(1) <text:s/>//depends on the number of browkers<text:line-break/> <text:s text:c="15"/>.replicas(1) //depends on the number of browkers<text:line-break/> <text:s text:c="15"/>.build();<text:line-break/> <text:s text:c="3"/>}<text:line-break/>}<text:line-break/></text:p>
      <text:p text:style-name="Standard"/>
      <text:p text:style-name="Standard"/>
      <text:p text:style-name="P57">Run the application</text:p>
      <text:p text:style-name="P40"><draw:frame draw:style-name="fr1" draw:name="Image16" text:anchor-type="char" svg:x="0cm" svg:y="0.109cm" svg:width="17cm" svg:height="10.368cm" draw:z-index="15"><draw:image xlink:href="Pictures/100002010000046D000002B339679FEEAD667F8F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3">Test listing the topics</text:p>
      <text:p text:style-name="P41">$docker-compose exec broker kafka-topics --bootstrap-server localhost:9092 --list</text:p>
      <text:p text:style-name="P40"/>
      <text:p text:style-name="P40"><draw:frame draw:style-name="fr2" draw:name="Image15" text:anchor-type="char" svg:width="17cm" svg:height="4.51cm" draw:z-index="14"><draw:image xlink:href="Pictures/10000201000002EE000000C7A5791EAB754D88B9.png" xlink:type="simple" xlink:show="embed" xlink:actuate="onLoad" draw:mime-type="image/png"/></draw:frame></text:p>
      <text:p text:style-name="P40"/>
      <text:p text:style-name="P54">Create the Producer</text:p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String&gt;&gt; listenableFuture = kafkaTemplate.sendDefault(key,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value,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line-break/> <text:s text:c="11"/>private void handleFailure(Integer key, String value, Throwable ex) {<text:line-break/> <text:s text:c="15"/>log.error("Error Sending the message and the exception is {}", ex.getMessage());<text:line-break/> <text:s text:c="15"/>try {<text:line-break/> <text:s text:c="19"/>throw ex;<text:line-break/> <text:s text:c="15"/>} catch (Throwable throwable) {<text:line-break/> <text:s text:c="19"/>log.error("Error in OnFailure: {}", throwable.getMessage());<text:line-break/> <text:s text:c="15"/>}<text:line-break/> <text:s text:c="11"/>}<text:line-break/> <text:s text:c="11"/>private void handleSuccess(Integer key, String value, SendResult&lt;Integer,String&gt; result) {<text:line-break/><text:soft-page-break/> <text:s text:c="15"/>log.info("Message sent successfully for the key :{} and the value is {} , partition is {}",key, value, result.getRecordMetadata().partition());<text:line-break/> <text:s text:c="11"/>}<text:line-break/> <text:s text:c="7"/>});<text:line-break/><text:line-break/> <text:s text:c="3"/>}<text:line-break/><text:line-break/>}<text:line-break/></text:p>
      <text:p text:style-name="Standard"/>
      <text:p text:style-name="P46">Change LibraryEventsController.java adding the 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org.springframework.beans.factory.annotation.Autowired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<text:line-break/><text:span text:style-name="T18"> <text:s text:c="3"/>@Autowired<text:line-break/> <text:s text:c="3"/>LibraryEventProducer libraryEventProducer;</text:span><text:line-break/> <text:s text:c="3"/><text:line-break/> <text:s text:c="3"/>@PostMapping("/v1/libraryevent")<text:line-break/> <text:s text:c="3"/>public ResponseEntity&lt;LibraryEvent&gt; postLibraryEvent(@RequestBody LibraryEvent libraryEvent) throws JsonProcessingException {<text:line-break/> <text:s text:c="7"/>//Invoke Kafka Producer<text:line-break/><text:span text:style-name="T18"> <text:s text:c="7"/>libraryEventProducer.sendLibraryEvent(libraryEvent);</text:span><text:line-break/> <text:s text:c="7"/>return ResponseEntity.status(HttpStatus.CREATED).body(libraryEvent);<text:line-break/> <text:s text:c="3"/>}<text:line-break/>}<text:line-break/></text:p>
      <text:p text:style-name="Standard"/>
      <text:p text:style-name="P58">Run the application and open the consumer to show the results and open postmand to make the call</text:p>
      <text:p text:style-name="P45"/>
      <text:p text:style-name="P49">Launch the consumer</text:p>
      <text:p text:style-name="P42">docker-compose exec broker kafka-console-consumer --bootstrap-server localhost:9092 --topic <text:span text:style-name="T19">library-events </text:span>--from-beginning </text:p>
      <text:p text:style-name="Standard"/>
      <text:p text:style-name="P49">Make a call using postman</text:p>
      <text:p text:style-name="P49"><draw:frame draw:style-name="fr1" draw:name="Image17" text:anchor-type="char" svg:x="0cm" svg:y="0.196cm" svg:width="17cm" svg:height="16.307cm" draw:z-index="16"><draw:image xlink:href="Pictures/10000201000002C9000002ACB95BC4839353006A.png" xlink:type="simple" xlink:show="embed" xlink:actuate="onLoad" draw:mime-type="image/png"/></draw:frame></text:p>
      <text:p text:style-name="P49"/>
      <text:p text:style-name="P49"/>
      <text:p text:style-name="P55">Change LibraryEventProducer</text:p>
      <text:p text:style-name="P50">Create a Synchronous call method</text:p>
      <text:p text:style-name="P50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<text:soft-page-break/> <text:s text:c="3"/><text:span text:style-name="T22"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/text:span>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P47">Change LibraryEvent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<text:soft-pag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 <text:s text:c="7"/>log.info("Before sendLibraryEvent");<text:line-break/><text:line-break/> <text:s text:c="7"/>//Asynchronous call<text:line-break/> <text:s text:c="7"/>//libraryEventProducer.sendLibraryEvent(libraryEvent);<text:line-break/><text:line-break/> <text:s text:c="6"/><text:span text:style-name="T22"><text:s/>//Synchronous call<text:line-break/> <text:s text:c="7"/>SendResult&lt;Integer, String&gt; sendResult = libraryEventProducer.sendLibraryEventSynchronous(libraryEvent);<text:line-break/> <text:s text:c="7"/>log.info("SendResult is{}",sendResult.toString());<text:line-break/></text:span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Standard"/>
      <text:p text:style-name="Standard"/>
      <text:p text:style-name="P56">Setup a Asynchronous Producer Record</text:p>
      <text:p text:style-name="P48">Change <text:s/>LibraryEventProducer</text:p>
      <text:p text:style-name="Standard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apache.kafka.clients.producer.ProducerRecord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String topic = "library-events"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soft-page-break/> <text:s text:c="7"/>});<text:line-break/> <text:s text:c="3"/>}<text:line-break/><text:line-break/><text:span text:style-name="T22"> <text:s text:c="3"/>//Asynchronous Call with Producer Record<text:line-break/> <text:s text:c="3"/>public void sendLibraryEventWithProducerRecord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ProducerRecord&lt;Integer, String&gt; producerRecord = buildProducerRecord(key, value, topic);<text:line-break/><text:line-break/> <text:s text:c="7"/>ListenableFuture&lt;SendResult&lt;Integer, String&gt;&gt; listenableFuture = kafkaTemplate.send(producerRecord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 <text:s text:c="3"/>private ProducerRecord&lt;Integer, String&gt; buildProducerRecord(Integer key, String value, String topic) {<text:line-break/> <text:s text:c="7"/>return new ProducerRecord&lt;&gt;(topic, null, key, value, null);<text:line-break/> <text:s text:c="3"/>}</text:span><text:line-break/><text:line-break/> <text:s text:c="3"/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<text:soft-pag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Standard"/>
      <text:p text:style-name="Standard"/>
      <text:p text:style-name="P48">Change <text:s/>LibraryEventsController</text:p>
      <text:p text:style-name="Standard"/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<text:soft-page-break/> <text:s text:c="7"/>log.info("Before sendLibraryEvent");<text:line-break/><text:line-break/> <text:s text:c="7"/>//Asynchronous call<text:line-break/> <text:s text:c="7"/>//libraryEventProducer.sendLibraryEvent(libraryEvent);<text:line-break/><text:line-break/><text:span text:style-name="T21"> <text:s text:c="7"/>//Asynchronous call with Producer Record<text:line-break/> <text:s text:c="7"/>libraryEventProducer.sendLibraryEventWithProducerRecord(libraryEvent);</text:span><text:line-break/><text:line-break/> <text:s text:c="7"/>//Synchronous call<text:line-break/> <text:s text:c="7"/>//SendResult&lt;Integer, String&gt; sendResult = libraryEventProducer.sendLibraryEventSynchronous(libraryEvent);<text:line-break/> <text:s text:c="7"/>//log.info("SendResult is{}",sendResult.toString());<text:line-break/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19:35:36.258171225</meta:creation-date>
    <dc:date>2021-04-24T22:37:06.287539769</dc:date>
    <meta:editing-duration>P7DT21H2M32S</meta:editing-duration>
    <meta:editing-cycles>22</meta:editing-cycles>
    <meta:generator>LibreOffice/7.0.5.2$Linux_X86_64 LibreOffice_project/00$Build-2</meta:generator>
    <meta:document-statistic meta:table-count="0" meta:image-count="17" meta:object-count="0" meta:page-count="27" meta:paragraph-count="119" meta:word-count="1636" meta:character-count="21867" meta:non-whitespace-character-count="18431"/>
  </office:meta>
</office:document-meta>
</file>